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44f" officeooo:paragraph-rsid="001b544f"/>
    </style:style>
    <style:style style:name="P2" style:family="paragraph" style:parent-style-name="Standard">
      <style:text-properties officeooo:rsid="001b544f" officeooo:paragraph-rsid="001b544f"/>
    </style:style>
    <style:style style:name="P3" style:family="paragraph" style:parent-style-name="Standard">
      <style:text-properties officeooo:rsid="001e1047" officeooo:paragraph-rsid="001e1047"/>
    </style:style>
    <style:style style:name="P4" style:family="paragraph" style:parent-style-name="Standard">
      <style:text-properties officeooo:rsid="001e305c" officeooo:paragraph-rsid="001e3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it comments not working</text:p>
      <text:p text:style-name="P1">Can’t add reference to fungi comments</text:p>
      <text:p text:style-name="P1"/>
      <text:p text:style-name="P3">Code add/edit groups</text:p>
      <text:p text:style-name="P3"/>
      <text:p text:style-name="P4">Cancel not working on ‘Add new fungi’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4:28:47.635658743</meta:creation-date>
    <dc:date>2022-06-24T16:50:52.616052380</dc:date>
    <meta:editing-duration>PT40M1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" meta:character-count="119" meta:non-whitespace-character-count="103"/>
  </office:meta>
</office:document-meta>
</file>